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02cm" fo:text-align="center" style:justify-single-word="false"/>
    </style:style>
    <style:style style:name="P2" style:family="paragraph" style:parent-style-name="Heading_20_1">
      <style:paragraph-properties style:line-height-at-least="0.423cm"/>
      <style:text-properties officeooo:paragraph-rsid="000b34d2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0b34d2"/>
    </style:style>
    <style:style style:name="P6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size="10pt" officeooo:rsid="000b3e23" officeooo:paragraph-rsid="000b3e23" style:font-size-asian="10pt" style:font-size-complex="10pt"/>
    </style:style>
    <style:style style:name="P7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LO-normal">
      <style:paragraph-properties fo:margin-left="1.27cm" fo:margin-right="0cm" fo:text-indent="0cm" style:auto-text-indent="false"/>
    </style:style>
    <style:style style:name="P9" style:family="paragraph" style:parent-style-name="LO-normal">
      <style:paragraph-properties fo:margin-left="0cm" fo:margin-right="0cm" fo:margin-top="0cm" fo:margin-bottom="0.212cm" style:contextual-spacing="false" fo:line-height="100%" fo:orphans="0" fo:widows="0" fo:text-indent="0cm" style:auto-text-indent="false"/>
      <style:text-properties officeooo:paragraph-rsid="000b34d2"/>
    </style:style>
    <style:style style:name="P10" style:family="paragraph" style:parent-style-name="Title">
      <style:paragraph-properties style:line-height-at-least="0.002cm" fo:text-align="center" style:justify-single-word="false"/>
    </style:style>
    <style:style style:name="P11" style:family="paragraph" style:parent-style-name="Heading_20_1" style:list-style-name="WWNum1a">
      <style:paragraph-properties style:line-height-at-least="0.423cm"/>
    </style:style>
    <style:style style:name="P12" style:family="paragraph" style:parent-style-name="Heading_20_2" style:list-style-name="WWNum1a">
      <style:paragraph-properties style:line-height-at-least="0.423cm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0b3e23" officeooo:paragraph-rsid="000b3e23" style:font-size-asian="10pt" style:font-size-complex="10pt"/>
    </style:style>
    <style:style style:name="P14" style:family="paragraph" style:parent-style-name="LO-normal" style:list-style-name="WWNum3a">
      <style:paragraph-properties fo:margin-left="1.905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e7880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2pt" fo:language="pt" fo:country="BR" officeooo:rsid="000b3e23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b34d2" style:font-size-asian="10pt" style:font-size-complex="10pt"/>
    </style:style>
    <style:style style:name="T9" style:family="text">
      <style:text-properties fo:font-size="10pt" officeooo:rsid="000b3e23" style:font-size-asian="10pt" style:font-size-complex="10pt"/>
    </style:style>
    <style:style style:name="T10" style:family="text">
      <style:text-properties fo:font-size="10pt" officeooo:rsid="000e7880" style:font-size-asian="10pt" style:font-size-complex="10pt"/>
    </style:style>
    <style:style style:name="T11" style:family="text">
      <style:text-properties officeooo:rsid="000b34d2"/>
    </style:style>
    <style:style style:name="T12" style:family="text">
      <style:text-properties style:font-name="Liberation Sans" fo:font-size="14pt" officeooo:rsid="000b34d2" style:font-name-asian="Microsoft YaHei" style:font-size-asian="14pt" style:font-name-complex="Arial" style:font-size-complex="14pt"/>
    </style:style>
    <style:style style:name="T13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4" style:family="text">
      <style:text-properties officeooo:rsid="000b3e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Sistema de </text:span><text:span text:style-name="T6">Gerenciamento de Teatro</text:span><text:line-break/>Caso de Uso: <text:span text:style-name="T12">Cadastrar usuário</text:span></text:p>
      <text:list xml:id="list452925922" text:style-name="WWNum1a">
        <text:list-item>
          <text:p text:style-name="P11">Descrição</text:p>
        </text:list-item>
      </text:list>
      <text:p text:style-name="P3"><text:span text:style-name="T7">Este serviço descreve como é </text:span><text:span text:style-name="T4">feito o cadastro de um novo usuário</text:span><text:span text:style-name="T3">.</text:span></text:p>
      <text:list xml:id="list150944313258046" text:continue-numbering="true" text:style-name="WWNum1a">
        <text:list-item>
          <text:p text:style-name="P11">Descrição do Ator</text:p>
          <text:list>
            <text:list-item>
              <text:p text:style-name="P12">Usuário </text:p>
            </text:list-item>
          </text:list>
        </text:list-item>
        <text:list-item>
          <text:p text:style-name="P11">Pré-requisito</text:p>
        </text:list-item>
      </text:list>
      <text:p text:style-name="P6">1. Não se aplica</text:p>
      <text:list xml:id="list150944545271502" text:continue-numbering="true" text:style-name="WWNum1a">
        <text:list-item>
          <text:p text:style-name="P11">Fluxo básico de eventos</text:p>
        </text:list-item>
      </text:list>
      <text:list xml:id="list1507925336" text:style-name="WWNum2a">
        <text:list-item>
          <text:p text:style-name="P13">O usuário faz escolhe uma peça e sessão e então e redirecionado para uma tela de compra.</text:p>
        </text:list-item>
        <text:list-item>
          <text:p text:style-name="P13">O usuário realiza o pagamento e recebe o ingresso e um comprovante de pagamento.</text:p>
        </text:list-item>
      </text:list>
      <text:list xml:id="list150944881623289" text:continue-list="list150944545271502" text:style-name="WWNum1a">
        <text:list-item>
          <text:p text:style-name="P11">Fluxos alternativos</text:p>
        </text:list-item>
      </text:list>
      <text:p text:style-name="P2"><text:span text:style-name="T11">5.1 </text:span><text:span text:style-name="T13">Sessão cheia</text:span></text:p>
      <text:p text:style-name="P4"><text:span text:style-name="T7">Caso </text:span><text:span text:style-name="T2">a </text:span><text:span text:style-name="T3">Sessão informada não tenha mais acentos livres</text:span><text:span text:style-name="T7">:</text:span></text:p>
      <text:p text:style-name="P5"><text:span text:style-name="T8"><text:tab/>1. </text:span><text:span text:style-name="T7">O sistema informa ao usuário que </text:span><text:span text:style-name="T2">aquela </text:span><text:span text:style-name="T3">sessão está cheia.</text:span></text:p>
      <text:p text:style-name="P9"><text:span text:style-name="T8"><text:tab/><text:tab/>2. O sistema </text:span><text:span text:style-name="T3">volta para a tela de escolha de sessão</text:span><text:span text:style-name="T8">.</text:span></text:p>
      <text:p text:style-name="P2"><text:span text:style-name="T11">5.2 </text:span><text:span text:style-name="T13">Falha no pagamento</text:span><text:bookmark-start text:name="_heading=h.e9sl33f212yp"/></text:p>
      <text:p text:style-name="P4"><text:span text:style-name="T3">Em caso de falha no pagamento</text:span><text:span text:style-name="T7">:</text:span></text:p>
      <text:list xml:id="list299619236" text:style-name="WWNum3a">
        <text:list-header>
          <text:p text:style-name="P14"><text:span text:style-name="T8">1. </text:span><text:span text:style-name="T7">O sistema informa ao usuário que </text:span><text:span text:style-name="T9">houve falha no pagamento</text:span><text:span text:style-name="T7">.</text:span></text:p>
          <text:p text:style-name="P14"><text:span text:style-name="T8">2. </text:span><text:span text:style-name="T7">O </text:span><text:span text:style-name="T8">sistema pede que refaça </text:span><text:span text:style-name="T9">o processo e tente novamente</text:span><text:span text:style-name="T7">. </text:span></text:p>
        </text:list-header>
      </text:list>
      <text:list xml:id="list150944157031695" text:continue-list="list150944881623289" text:style-name="WWNum1a">
        <text:list-item>
          <text:p text:style-name="P11">Cenários chave</text:p>
          <text:list>
            <text:list-item>
              <text:p text:style-name="P12">Erro ao conectar com o banco de dados.</text:p>
            </text:list-item>
          </text:list>
        </text:list-item>
        <text:list-item>
          <text:p text:style-name="P11">Pós-condição</text:p>
          <text:list>
            <text:list-item>
              <text:p text:style-name="P12">Conclusão <text:span text:style-name="T14">de compra. </text:span></text:p>
            </text:list-item>
          </text:list>
        </text:list-item>
      </text:list>
      <text:p text:style-name="P8">O usuário conseguiu efetuar <text:span text:style-name="T5">a compra e agora tem um ingresso para assistir uma sessão</text:span><text:span text:style-name="T7">.</text:span><text:bookmark-start text:name="_heading=h.3ybgif14tkxo"/></text:p>
      <text:list xml:id="list150944547981075" text:continue-numbering="true" text:style-name="WWNum1a">
        <text:list-item>
          <text:list>
            <text:list-item>
              <text:p text:style-name="P12">Falha <text:span text:style-name="T13">na compra</text:span><text:bookmark-start text:name="_heading=h.i3hgy9e01tu0"/></text:p>
            </text:list-item>
          </text:list>
        </text:list-item>
      </text:list>
      <text:p text:style-name="P8">O usuário não conseguiu se <text:span text:style-name="T11">cadastrar</text:span> e foi informado.</text:p>
      <text:list xml:id="list150943532509108" text:continue-numbering="true" text:style-name="WWNum1a">
        <text:list-item>
          <text:p text:style-name="P11"><text:soft-page-break/>Requisitos especiais</text:p>
        </text:list-item>
      </text:list>
      <text:p text:style-name="P7">Não se aplica.</text:p>
      <text:p text:style-name="LO-normal"/>
      <text:p text:style-name="P1"><text:bookmark-end text:name="_heading=h.i3hgy9e01tu0"/><text:bookmark-end text:name="_heading=h.3ybgif14tkxo"/><text:bookmark-end text:name="_heading=h.e9sl33f212yp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4M22S</meta:editing-duration>
    <meta:editing-cycles>4</meta:editing-cycles>
    <meta:generator>LibreOffice/7.1.5.2$Windows_X86_64 LibreOffice_project/85f04e9f809797b8199d13c421bd8a2b025d52b5</meta:generator>
    <dc:date>2021-10-18T15:09:43.107000000</dc:date>
    <meta:document-statistic meta:table-count="0" meta:image-count="0" meta:object-count="0" meta:page-count="2" meta:paragraph-count="28" meta:word-count="195" meta:character-count="1058" meta:non-whitespace-character-count="899"/>
  </office:meta>
</office:document-meta>
</file>